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57F00003C9C5E6D909E.svm"/>
  <manifest:file-entry manifest:media-type="" manifest:full-path="Pictures/20000007000031330000406AE59F04D5.svm"/>
  <manifest:file-entry manifest:media-type="" manifest:full-path="Pictures/200000070000298300003AA0B6A20A9C.svm"/>
  <manifest:file-entry manifest:media-type="" manifest:full-path="Pictures/2000000700004FCB00003629F1495810.svm"/>
  <manifest:file-entry manifest:media-type="" manifest:full-path="Pictures/2000000700003D4600002DCFC7FD15A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56cm" fo:margin-left="-0.217cm" table:align="left" style:writing-mode="lr-tb"/>
    </style:style>
    <style:style style:name="Table1.A" style:family="table-column">
      <style:table-column-properties style:column-width="7.673cm"/>
    </style:style>
    <style:style style:name="Table1.B" style:family="table-column">
      <style:table-column-properties style:column-width="5.329cm"/>
    </style:style>
    <style:style style:name="Table1.C" style:family="table-column">
      <style:table-column-properties style:column-width="3.554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6.556cm" fo:margin-left="-0.217cm" table:align="left" style:writing-mode="lr-tb"/>
    </style:style>
    <style:style style:name="Table2.A" style:family="table-column">
      <style:table-column-properties style:column-width="1.501cm"/>
    </style:style>
    <style:style style:name="Table2.B" style:family="table-column">
      <style:table-column-properties style:column-width="13.002cm"/>
    </style:style>
    <style:style style:name="Table2.C" style:family="table-column">
      <style:table-column-properties style:column-width="2.053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bottom" fo:padding-left="0.191cm" fo:padding-right="0.191cm" fo:padding-top="0cm" fo:padding-bottom="0cm" fo:border-left="0.018cm solid #000000" fo:border-right="none" fo:border-top="0.018cm solid #000000" fo:border-bottom="0.018cm solid #000000" style:writing-mode="lr-tb"/>
    </style:style>
    <style:style style:name="Table2.C1" style:family="table-cell">
      <style:table-cell-properties style:vertical-align="top" fo:padding-left="0.191cm" fo:padding-right="0.191cm" fo:padding-top="0cm" fo:padding-bottom="0cm" fo:border="0.018cm solid #000000" style:writing-mode="lr-tb"/>
    </style:style>
    <style:style style:name="Table2.A5" style:family="table-cell" style:data-style-name="N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7" style:family="table-cell">
      <style:table-cell-properties style:vertical-align="bottom"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A.Druckcode">
      <style:paragraph-properties fo:margin-top="0.106cm" fo:margin-bottom="0.106cm"/>
      <style:text-properties fo:color="#000000" style:text-scale="100%"/>
    </style:style>
    <style:style style:name="P2"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color="#000000" style:font-name="Arial" style:font-name-complex="Arial" style:font-weight-complex="bold" fo:hyphenate="false" fo:hyphenation-remain-char-count="2" fo:hyphenation-push-char-count="2"/>
    </style:style>
    <style:style style:name="P3"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color="#000000" style:font-name="Arial" fo:font-weight="bold" style:font-weight-asian="bold" style:font-name-complex="Arial" style:font-weight-complex="bold" fo:hyphenate="false" fo:hyphenation-remain-char-count="2" fo:hyphenation-push-char-count="2"/>
    </style:style>
    <style:style style:name="P4"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5" style:family="paragraph" style:parent-style-name="Standard">
      <style:paragraph-properties fo:margin-top="0cm" fo:margin-bottom="0.388cm" style:line-height-at-least="0.67cm" fo:text-align="justify" style:justify-single-word="false" fo:orphans="0" fo:widows="0" fo:hyphenation-ladder-count="no-limit" style:text-autospace="none" style:snap-to-layout-grid="false">
        <style:tab-stops>
          <style:tab-stop style:position="0.776cm"/>
        </style:tab-stops>
      </style:paragraph-properties>
      <style:text-properties style:font-name="Arial" fo:font-weight="bold" style:font-weight-asian="bold" style:font-name-complex="Arial" style:font-weight-complex="bold" fo:hyphenate="false" fo:hyphenation-remain-char-count="2" fo:hyphenation-push-char-count="2"/>
    </style:style>
    <style:style style:name="P6"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style:font-name="Arial" style:font-name-complex="Arial" style:font-weight-complex="bold" fo:hyphenate="false" fo:hyphenation-remain-char-count="2" fo:hyphenation-push-char-count="2"/>
    </style:style>
    <style:style style:name="P7" style:family="paragraph" style:parent-style-name="Standard">
      <style:paragraph-properties fo:margin-top="0cm" fo:margin-bottom="0.388cm" style:line-height-at-least="0.67cm" fo:text-align="justify" style:justify-single-word="false"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8" style:family="paragraph" style:parent-style-name="Standard">
      <style:paragraph-properties fo:margin-top="0cm" fo:margin-bottom="0.388cm" style:line-height-at-least="0.67cm" fo:orphans="0" fo:widows="0" fo:hyphenation-ladder-count="no-limit" style:text-autospace="none">
        <style:tab-stops>
          <style:tab-stop style:position="0.776cm"/>
        </style:tab-stops>
      </style:paragraph-properties>
      <style:text-properties fo:hyphenate="false" fo:hyphenation-remain-char-count="2" fo:hyphenation-push-char-count="2"/>
    </style:style>
    <style:style style:name="P9"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0000" style:font-name="Arial" fo:font-weight="bold" style:font-weight-asian="bold" style:font-name-complex="Arial" style:text-scale="100%"/>
    </style:style>
    <style:style style:name="P10" style:family="paragraph" style:parent-style-name="Standard">
      <style:paragraph-properties fo:margin-top="0.635cm" fo:margin-bottom="0.212cm" fo:line-height="100%" fo:text-align="justify" style:justify-single-word="false" style:text-autospace="none"/>
      <style:text-properties fo:color="#000000" style:font-name="Arial" fo:font-weight="bold" style:font-weight-asian="bold" style:font-name-complex="Arial" style:text-scale="100%"/>
    </style:style>
    <style:style style:name="P11" style:family="paragraph" style:parent-style-name="Standard">
      <style:paragraph-properties fo:margin-top="0.635cm" fo:margin-bottom="0.212cm" fo:line-height="100%" fo:text-align="center" style:justify-single-word="false" style:text-autospace="none"/>
      <style:text-properties fo:color="#000000" style:font-name="Arial" style:font-name-complex="Arial" style:text-scale="100%"/>
    </style:style>
    <style:style style:name="P12" style:family="paragraph" style:parent-style-name="Standard">
      <style:paragraph-properties fo:margin-top="0.635cm" fo:margin-bottom="0.212cm" fo:line-height="100%" fo:text-align="center" style:justify-single-word="false" style:text-autospace="none">
        <style:tab-stops>
          <style:tab-stop style:position="1.235cm"/>
          <style:tab-stop style:position="2.469cm"/>
          <style:tab-stop style:position="3.704cm"/>
          <style:tab-stop style:position="4.974cm"/>
          <style:tab-stop style:position="6.209cm"/>
          <style:tab-stop style:position="7.479cm"/>
          <style:tab-stop style:position="8.714cm"/>
          <style:tab-stop style:position="9.948cm"/>
          <style:tab-stop style:position="11.218cm"/>
          <style:tab-stop style:position="12.453cm"/>
          <style:tab-stop style:position="13.688cm"/>
          <style:tab-stop style:position="14.958cm"/>
          <style:tab-stop style:position="16.228cm"/>
          <style:tab-stop style:position="17.463cm"/>
        </style:tab-stops>
      </style:paragraph-properties>
      <style:text-properties fo:color="#00b050" style:font-name="Arial" fo:font-weight="bold" style:font-weight-asian="bold" style:font-name-complex="Arial" style:text-scale="100%"/>
    </style:style>
    <style:style style:name="P13" style:family="paragraph" style:parent-style-name="Standard">
      <style:paragraph-properties fo:margin-top="0.635cm" fo:margin-bottom="0.212cm" fo:line-height="100%" fo:text-align="center" style:justify-single-word="false" style:text-autospace="none" style:snap-to-layout-grid="false"/>
      <style:text-properties fo:color="#00b050" style:font-name="Arial" style:font-name-complex="Arial" style:text-scale="100%"/>
    </style:style>
    <style:style style:name="P14" style:family="paragraph" style:parent-style-name="Standard">
      <style:paragraph-properties fo:margin-top="0cm" fo:margin-bottom="0.212cm" fo:line-height="100%"/>
      <style:text-properties style:font-name="Arial" style:language-asian="en" style:country-asian="US" style:font-name-complex="Arial" style:font-weight-complex="bold"/>
    </style:style>
    <style:style style:name="P15" style:family="paragraph" style:parent-style-name="Standard" style:master-page-name="Standard">
      <style:paragraph-properties fo:margin-top="0cm" fo:margin-bottom="0.388cm" style:line-height-at-least="0.67cm" fo:orphans="0" fo:widows="0" style:page-number="auto" style:text-autospace="none">
        <style:tab-stops>
          <style:tab-stop style:position="0.776cm"/>
        </style:tab-stops>
      </style:paragraph-properties>
      <style:text-properties fo:color="#000000" style:font-name="Arial" fo:font-weight="bold" style:font-weight-asian="bold" style:font-name-complex="Arial" style:font-weight-complex="bold"/>
    </style:style>
    <style:style style:name="P16" style:family="paragraph" style:parent-style-name="Standard">
      <style:paragraph-properties fo:margin-top="0.635cm" fo:margin-bottom="0.212cm" style:line-height-at-least="0.423cm" style:text-autospace="none"/>
      <style:text-properties fo:color="#000000" style:font-name="Arial" fo:font-size="12pt" style:font-size-asian="12pt" style:font-name-complex="Arial" style:font-size-complex="12pt"/>
    </style:style>
    <style:style style:name="P17" style:family="paragraph" style:parent-style-name="Standard">
      <style:paragraph-properties fo:margin-top="0.635cm" fo:margin-bottom="0.212cm" style:line-height-at-least="0.423cm" style:text-autospace="none"/>
    </style:style>
    <style:style style:name="P18" style:family="paragraph" style:parent-style-name="Standard">
      <style:paragraph-properties fo:margin-top="0cm" fo:margin-bottom="0cm" style:line-height-at-least="0.423cm" style:text-autospace="none"/>
      <style:text-properties fo:font-variant="normal" fo:text-transform="none" fo:color="#0070c0" style:font-name="Arial" fo:font-size="10.5pt" fo:letter-spacing="normal" fo:language="en" fo:country="US" fo:font-style="normal" fo:font-weight="normal" style:font-style-asian="normal" style:font-weight-asian="normal" style:font-name-complex="Arial" style:font-weight-complex="bold"/>
    </style:style>
    <style:style style:name="P19" style:family="paragraph" style:parent-style-name="Standard">
      <style:paragraph-properties fo:margin-top="0cm" fo:margin-bottom="0cm" style:line-height-at-least="0.423cm" style:text-autospace="none"/>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P20" style:family="paragraph" style:parent-style-name="Standard" style:list-style-name="L1">
      <style:paragraph-properties fo:margin-top="0cm" fo:margin-bottom="0cm" style:line-height-at-least="0.423cm" style:text-autospace="none"/>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P21" style:family="paragraph" style:parent-style-name="Standard">
      <style:paragraph-properties fo:margin-top="0cm" fo:margin-bottom="0cm" style:line-height-at-least="0.423cm" style:text-autospace="none"/>
    </style:style>
    <style:style style:name="P22" style:family="paragraph" style:parent-style-name="Standard">
      <style:paragraph-properties fo:margin-top="0cm" fo:margin-bottom="0cm" style:line-height-at-least="0.423cm" style:text-autospace="none"/>
      <style:text-properties fo:font-size="12pt" style:font-size-asian="12pt" style:font-size-complex="12pt"/>
    </style:style>
    <style:style style:name="P23" style:family="paragraph" style:parent-style-name="Standard">
      <style:paragraph-properties fo:margin-top="0cm" fo:margin-bottom="0cm" style:line-height-at-least="0.423cm" fo:text-align="start" style:justify-single-word="false" style:text-autospace="none"/>
      <style:text-properties fo:font-size="12pt" style:font-size-asian="12pt" style:font-size-complex="12pt"/>
    </style:style>
    <style:style style:name="P24" style:family="paragraph" style:parent-style-name="Standard">
      <style:paragraph-properties fo:margin-top="0.212cm" fo:margin-bottom="0.212cm" style:line-height-at-least="0.423cm" style:text-autospace="none"/>
      <style:text-properties fo:color="#000000" style:font-name="Arial" style:font-name-complex="Arial"/>
    </style:style>
    <style:style style:name="T1" style:family="text">
      <style:text-properties fo:color="#000000" style:font-name="Arial" style:font-name-complex="Arial"/>
    </style:style>
    <style:style style:name="T2" style:family="text">
      <style:text-properties fo:color="#000000" style:font-name="Arial" style:font-name-complex="Arial" style:font-weight-complex="bold"/>
    </style:style>
    <style:style style:name="T3" style:family="text">
      <style:text-properties fo:color="#000000" style:font-name="Arial" fo:font-weight="bold" style:font-weight-asian="bold" style:font-name-complex="Arial" style:font-weight-complex="bold"/>
    </style:style>
    <style:style style:name="T4" style:family="text">
      <style:text-properties fo:color="#000000" style:font-name="Arial" fo:font-weight="normal" style:font-weight-asian="normal" style:font-name-complex="Arial" style:font-weight-complex="normal"/>
    </style:style>
    <style:style style:name="T5" style:family="text">
      <style:text-properties fo:font-variant="normal" fo:text-transform="none" fo:color="#000000" style:font-name="Arial" fo:font-size="8.5pt" fo:letter-spacing="normal" fo:font-style="normal" fo:font-weight="bold" style:font-size-asian="8.5pt" style:font-style-asian="normal" style:font-weight-asian="bold" style:font-name-complex="Arial" style:font-weight-complex="bold"/>
    </style:style>
    <style:style style:name="T6" style:family="text">
      <style:text-properties fo:font-variant="normal" fo:text-transform="none" fo:color="#0070c0" style:font-name="Arial" fo:font-size="12pt" fo:letter-spacing="normal" fo:language="en" fo:country="US" fo:font-style="normal" fo:font-weight="normal" style:font-size-asian="12pt" style:font-style-asian="normal" style:font-weight-asian="normal" style:font-name-complex="Arial" style:font-size-complex="12pt" style:font-weight-complex="bold"/>
    </style:style>
    <style:style style:name="T7" style:family="text">
      <style:text-properties fo:font-variant="normal" fo:text-transform="none" fo:color="#0070c0" style:font-name="Arial" fo:letter-spacing="normal" fo:language="en" fo:country="US" fo:font-style="normal" fo:font-weight="normal" style:font-style-asian="normal" style:font-weight-asian="normal" style:font-name-complex="Arial" style:font-weight-complex="bold"/>
    </style:style>
    <style:style style:name="T8" style:family="text">
      <style:text-properties fo:font-size="10.5pt"/>
    </style:style>
    <style:style style:name="T9" style:family="text">
      <style:text-properties fo:color="#0070c0" style:font-name="Arial" fo:language="en" fo:country="US" style:font-name-complex="Arial" style:font-weight-complex="bold" style:text-scale="1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insendeaufgaben zu PRMAH0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Name: Nguyen</text:p>
          </table:table-cell>
          <table:table-cell table:style-name="Table1.A1" office:value-type="string">
            <text:p text:style-name="P2">Vorname: Yen</text:p>
          </table:table-cell>
          <table:table-cell table:style-name="Table1.C1" office:value-type="string">
            <text:p text:style-name="P4">Ihr Fernlehrer:</text:p>
          </table:table-cell>
        </table:table-row>
        <table:table-row table:style-name="Table1.1">
          <table:table-cell table:style-name="Table1.A1" office:value-type="string">
            <text:p text:style-name="P2">Postleitzahl und Ort:</text:p>
            <text:p text:style-name="P2">81541 München</text:p>
          </table:table-cell>
          <table:table-cell table:style-name="Table1.A1" office:value-type="string">
            <text:p text:style-name="P2">Straße:</text:p>
            <text:p text:style-name="P2">Balanstr. 68</text:p>
          </table:table-cell>
          <table:table-cell table:style-name="Table1.C1" office:value-type="string">
            <text:p text:style-name="P5"/>
          </table:table-cell>
        </table:table-row>
        <table:table-row table:style-name="Table1.1">
          <table:table-cell table:style-name="Table1.A1" office:value-type="string">
            <text:p text:style-name="P7"><text:span text:style-name="T2">Studien-Nr.: </text:span><text:span text:style-name="T5">750060127</text:span></text:p>
          </table:table-cell>
          <table:table-cell table:style-name="Table1.A1" office:value-type="string">
            <text:p text:style-name="P2">Lehrgangs-Nr.: 2880</text:p>
          </table:table-cell>
          <table:table-cell table:style-name="Table1.C1" office:value-type="string">
            <text:p text:style-name="P6">Note:</text:p>
          </table:table-cell>
        </table:table-row>
        <table:table-row table:style-name="Table1.1">
          <table:table-cell table:style-name="Table1.A1" office:value-type="string">
            <text:p text:style-name="P8"><text:span text:style-name="T2">Einsendeaufgabe:</text:span><text:span text:style-name="T3"> <text:s/>PRMAH02</text:span></text:p>
            <text:p text:style-name="P8"><text:span text:style-name="T4">Online-Code: </text:span><text:span text:style-name="T3">PRMAH02-2X1-N01 </text:span><text:span text:style-name="T1"><text:s/></text:span></text:p>
          </table:table-cell>
          <table:table-cell table:style-name="Table1.A1" office:value-type="string">
            <text:p text:style-name="P7"><text:span text:style-name="T4">Druck-Nr.:</text:span><text:span text:style-name="T3"> 0814 N01</text:span></text:p>
            <text:p text:style-name="P3"/>
          </table:table-cell>
          <table:table-cell table:style-name="Table1.C1" office:value-type="string">
            <text:p text:style-name="P5"/>
          </table:table-cell>
        </table:table-row>
      </table:table>
      <text:p text:style-name="P14">Bitte schreiben Sie die Lösung in einer vollständigen Gliederung mit Einleitung, Hauptkapiteln und Schlussfolgerung. </text:p>
      <text:p text:style-name="P14">Bitte beachten Sie, die maximale Seitenzahl von max. 7,5 Seiten einzuhalten. Die maximale Seitenzahl bezieht sich auf den Text sowie Abbildungen und Tabellen, nicht aber auf das Deckblatt, Verzeichnisse und Anhänge. </text:p>
      <text:p text:style-name="P14">Es geht weiter um den Fall, den Sie bereits aus der Einsendeaufgabe des ersten Studienheftes zum Projektmanagement kennen: </text:p>
      <text:p text:style-name="P14">Die Geschäftsführung hat entschieden: Die Arbeitsplätze in Ihrem Arbeitsbereich sollen neu gestaltet werden. Räumlichkeiten, Ausstattung, Technikeinsatz und ergonomische Gestaltung der Arbeit (optimale wechselseitige Anpassung zwischen dem Menschen und seinen Arbeitsbedingungen) sollen modernisiert werden. Orientieren Sie sich an Ihrem realen Arbeitsplatz oder an den Arbeitsplätzen in einer Organisation, die Sie gut kennen. Sie sind als Projektleitung benannt worden. Bitte erledigen Sie diesmal folgende Aufgaben für dieses Projek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Nr.</text:p>
          </table:table-cell>
          <table:table-cell table:style-name="Table2.B1" office:value-type="string">
            <text:p text:style-name="P10">Aufgaben/Lösung<text:bookmark text:name="Column2"/></text:p>
          </table:table-cell>
          <table:table-cell table:style-name="Table2.C1" office:value-type="string">
            <text:p text:style-name="P12">Punkte</text:p>
          </table:table-cell>
        </table:table-row>
        <table:table-row table:style-name="Table2.1">
          <table:table-cell table:style-name="Table2.A1" office:value-type="string">
            <text:p text:style-name="P11">1.</text:p>
          </table:table-cell>
          <table:table-cell table:style-name="Table2.B1" office:value-type="string">
            <text:p text:style-name="P24">Schreiben Sie eine kurze Einleitung zu dieser Einsendeaufgabe, aus der hervorgeht, was in der Aufgabe bearbeitet wird und wie die Aufgabe aufgebaut ist (ca. 0,5 Seiten). </text:p>
            <text:p text:style-name="P21"><text:span text:style-name="T9">Die Geschäftsführung entscheidet sich für eine Modernisierung/ Neugestaltung der Arbeitsplätze. Über die Hintergründe dieses Projekts wird keine Auskunft gegeben. Der Auftraggeber möchte bessere Arbeitsbedingungen für seine Mitarbeiter schaffen. Ausstattung, Räumlichkeiten, Technik und ergonomisches Arbeiten, sollen hierbei in Betracht gezogen werden.</text:span></text:p>
            <text:p text:style-name="P21"><text:span text:style-name="T9"><text:line-break/>Das Projekt benötigt ein Team, welches durch die Projektleitung festgelegt wird. Wer im Projektteam mitarbeitet, ist abhängig von der Kapazität der Mitarbeiter und deren Wissen in den einzelnen Bereichen, am Projekt. Im weiteren Verlauf muss der zeitliche Aufwand und entstehende Kosten ermittelt werden. Um das Projekt nach den Vorstellungen der Geschäftsführung umzusetzen und durchzuführen, wird zu Beginn eine ausführliche Analyse folgen, </text:span><text:soft-page-break/><text:span text:style-name="T9">die Vor- und Nachteile beleuchten soll, sowie die Erwartungshaltung der Mitarbeiter widerspiegelt. Bevor das Projekt startet, werden die beschafften Daten, Kosten, Konflikte, Kritik und Problemlösungen ausführlich Besprochen, um einen optimalen Verlauf zu gewährleisten und kommenden Konflikten vorzubeugen.</text:span><text:line-break/></text:p>
          </table:table-cell>
          <table:table-cell table:style-name="Table2.C1" office:value-type="string">
            <text:p text:style-name="P13"/>
          </table:table-cell>
        </table:table-row>
        <table:table-row table:style-name="Table2.1">
          <table:table-cell table:style-name="Table2.A1" office:value-type="string">
            <text:p text:style-name="P11">2.</text:p>
          </table:table-cell>
          <table:table-cell table:style-name="Table2.B1" office:value-type="string">
            <text:p text:style-name="P16">Übertragen Sie die Ansatzpunkte für eine wirkungsvolle Unterstützung von Projektteams aus Kapitel 1.1 auf das Projekt und stellen Sie begründet dar, wie Sie in diesem Projekt vorgehen würden, um diesen Ansatzpunkten Rechnung zu tragen (ca. 1,5 Seiten) </text:p>
            <text:p text:style-name="P19">Das Projektteam wurde durch die Projektleitung im Vorfeld festgelegt. Das ausgewählte Team, umfasst die wichtigsten Mitarbeiter des Betriebs und Externe Fachspezialisten.</text:p>
            <text:p text:style-name="P19"><text:line-break/> Projektleitung Pflegedienstleitung<text:line-break/> Bereichsleiter Personalbüro<text:line-break/> Bereichsleiter Lohnbüro<text:line-break/> Techniker<text:line-break/> Raumgestalter<text:line-break/> Investor/ Bank</text:p>
            <text:p text:style-name="P19"><text:line-break/>Unter den Gesichtspunkten der Funktionalität der Einzelnen und deren Fachspezifischen Wissens, wurde die oben stehende Auswahl getroffen. Die Projektleitung und der Auftraggeber erhoffen sich, durch diese Zusammenstellung eine optimale Umsetzung der Projektidee. </text:p>
            <text:p text:style-name="P19"/>
            <text:p text:style-name="P19">Durch die verschiedenen Funktionsbereiche, wird eine maximale Arbeitsleistung und Kreativität sowie Motivation angestrebt. Die Pflegedienstleitung steht den Teammitgliedern ständig zu Verfügung wobei die Kommunikation aufrecht erhalten bleibt. Die Einzelnen Projektmitglieder bringen durch ihren Berufsalltag genügend Erfahrung, Kompetenz und Qualität, in das Projektgeschehen ein. </text:p>
            <text:p text:style-name="P19"/>
            <text:p text:style-name="P19">Der Vorteil dieser Zusammenstellung ist ein positiver Faktor, denn der Überwiegende Teil der Mitglieder, sind im Berufsalltag, ständig miteinander verbunden. Die Kommunikation und die Wertschätzung bzw. der Umgang mit Kritik, kann hier besser stattfinden. Die Teammitglieder müssen sich nicht erst aufeinander einstellen und das Projekt kann sofort beginnen. Ein Schritt der Teamentwicklung (Organisationsphase) kann hiermit übersprungen werden. </text:p>
            <text:p text:style-name="P19"/>
            <text:p text:style-name="P19">Die Aufgabenverteilung ist klar geregelt und eine Zielorientierte Vorgehensweise, nach Plan, (Meilensteine erreichen) ist somit abgesichert. Die zu bearbeitenden Arbeitspakete werden in einem Kick- off Meeting verteilt. Bei regelmäßigen Zusammenkünften (Projektbegleitende Projektsitzungen) werden die aktuellen <text:soft-page-break/>Ergebnisse, Erfolge aber auch Rückschläge, in den einzelnen Arbeitspaketen, präsentiert und diskutiert. Ein Balkenplan mit den jeweiligen Terminübersichten, hilft die aktuelle Situation im Auge zu behalten und bei kritischen Ereignissen zu reagieren. </text:p>
            <text:p text:style-name="P19"/>
            <text:p text:style-name="P19">Externe Fachspezialisten, wie beispielsweise die Bank, hat die Kostenkontrolle der Ist- und Plankosten im Überblick. In den Projektbegleitenden Projektsitzungen nehmen die Externen teil und präsentieren die Kostenentwicklung der vorangegangenen Monaten. Eine Vorhersage, der Kosten für den weiteren Projektverlauf, wird in den Projektsitzungen festgehalten. </text:p>
            <text:p text:style-name="P19"/>
            <text:p text:style-name="P19">Die Projektleitung steht ständig in Kontakt mit dem Auftraggeber und hält Rücksprache über erreichte Ziele, Kosten und Zeitentwicklung. Raumgestalter sowie Techniker bringen ihr fachspezifisches Wissen in das Projekt ein und haben eine Beratende Position. Unter Berücksichtigung dieser Aspekte werden die Arbeitspakete damit in Verbindung gebracht beziehungsweise bauen diese darauf auf.</text:p>
          </table:table-cell>
          <table:table-cell table:style-name="Table2.C1" office:value-type="string">
            <text:p text:style-name="P13"/>
          </table:table-cell>
        </table:table-row>
        <table:table-row table:style-name="Table2.1">
          <table:table-cell table:style-name="Table2.A1" office:value-type="string">
            <text:p text:style-name="P11">3.</text:p>
          </table:table-cell>
          <table:table-cell table:style-name="Table2.B1" office:value-type="string">
            <text:p text:style-name="P16">Erstellen Sie ein Programm für ein Kick-off-Meeting in diesem Projekt und erläutern Sie den Aufbau des Programms (ca. 1,5 Seiten). <text:s/></text:p>
            <text:p text:style-name="P19">Die Startsitzung des Projekts „Neugestaltung der Arbeitsplätze“ ist eine Zusammenkunft aller Teammitglieder sowie dem Auftraggeber.</text:p>
            <text:p text:style-name="P19"><text:line-break/>Ziel des Kick- off- Meetings:</text:p>
            <text:list xml:id="list7667204558045159403" text:style-name="L1">
              <text:list-item>
                <text:p text:style-name="P20">Kennenlernen aller Beteiligten</text:p>
              </text:list-item>
              <text:list-item>
                <text:p text:style-name="P20">Vorstellung des Projekts</text:p>
              </text:list-item>
              <text:list-item>
                <text:p text:style-name="P20">Hintergründe und Zielsetzungen</text:p>
              </text:list-item>
              <text:list-item>
                <text:p text:style-name="P20">Projektorganisation</text:p>
              </text:list-item>
              <text:list-item>
                <text:p text:style-name="P20">Projektplanung</text:p>
              </text:list-item>
              <text:list-item>
                <text:p text:style-name="P20">Termine</text:p>
              </text:list-item>
              <text:list-item>
                <text:p text:style-name="P20">Regeln/ Umgang miteinander</text:p>
              </text:list-item>
            </text:list>
            <text:p text:style-name="P19"><text:line-break/>Eine detaillierte Aufschlüsselung der oben genannten Punkte werden durch den Auftraggeber und die Projektleitung preisgegeben. Im Meeting werden die Projektmitglieder<text:line-break/>den jeweiligen Arbeitspaketen zugeordnet.</text:p>
            <text:p text:style-name="P19"><text:line-break/>Gemeinsam werden Meilensteine, Budget und Zeitspannen vereinbart. Des Weiteren werden Termine für die nächsten Projektsitzungen festgelegt.</text:p>
            <text:p text:style-name="P19"><text:line-break/>Jeder im Projektteam, erhält vor den nächsten Sitzungen ein Programm des Kick- offMeetings. Grund dafür, ist eine verbesserte Vorbereitung durch die Beteiligten </text:p>
            <text:p text:style-name="P19"/>
            <text:p text:style-name="P19"/>
            <text:p text:style-name="P19"/>
            <text:p text:style-name="P19"><text:soft-page-break/></text:p>
            <text:p text:style-name="P19">Ein Beispiel für Kick-off-Meeting-Plann:</text:p>
            <text:p text:style-name="P19"><draw:frame draw:style-name="fr1" draw:name="graphics1" text:anchor-type="paragraph" svg:width="11.19cm" svg:height="15.228cm" draw:z-index="0"><draw:image xlink:href="Pictures/200000070000298300003AA0B6A20A9C.svm" xlink:type="simple" xlink:show="embed" xlink:actuate="onLoad"/></draw:frame></text:p>
          </table:table-cell>
          <table:table-cell table:style-name="Table2.C1" office:value-type="string">
            <text:p text:style-name="P13"/>
          </table:table-cell>
        </table:table-row>
        <table:table-row table:style-name="Table2.1">
          <table:table-cell table:style-name="Table2.A5" office:value-type="float" office:value="4">
            <text:p text:style-name="P11">4</text:p>
          </table:table-cell>
          <table:table-cell table:style-name="Table2.B1" office:value-type="string">
            <text:p text:style-name="P17"><text:span text:style-name="T1">Entwerfen Sie eine Mindmap zur Strukturierung der Aufgaben in diesem Projekt, wie es im Projektteam entwickelt werden könnte, und erläutern Sie die Mindmap. Nutzen Sie für die Darstellung ein Grafikprogramm. Im Internet sind inzwischen auch zahlreiche Programm-Downloads für Mindmap-Anwendungen verfügbar (ca. 1,5 Seiten). </text:span><text:line-break/></text:p>
            <text:p text:style-name="P17"/>
            <text:p text:style-name="P17"/>
            <text:p text:style-name="P17"/>
            <text:p text:style-name="P17"><text:soft-page-break/></text:p>
            <text:p text:style-name="P21"><draw:frame draw:style-name="fr2" draw:name="graphics2" text:anchor-type="paragraph" svg:width="12.621cm" svg:height="6.509cm" draw:z-index="1"><draw:image xlink:href="Pictures/200000070000757F00003C9C5E6D909E.svm" xlink:type="simple" xlink:show="embed" xlink:actuate="onLoad"/></draw:frame><text:span text:style-name="T6">Mindmap zur Strukturierung der Aufgaben (eigene Darstellung) </text:span><text:line-break/></text:p>
            <text:p text:style-name="P19">Die Mindmap, ist eine Ansammlung von gewonnenen Ergebnissen, in Form einer grafischen Darstellung. Im Zentrum der Mindmap steht das zentrale Thema, rund herum sind die einzelnen Unterpunkte aufgegliedert, diese wiederum können sich in<text:line-break/>weitere Aufgaben aufspalten. </text:p>
            <text:p text:style-name="P19"/>
            <text:p text:style-name="P19">Diese Art der grafischen Darstellung, stellt eine grobe Übersicht der zu erledigenden Aufgaben, vereinfacht dar. Für die Strukturierung der Aufgaben im Projekt „Neugestaltung der Arbeitsplätze“ wurde eine Mindmap, wie sie oben zu sehen ist, gewählt.</text:p>
            <text:p text:style-name="P21"><text:span text:style-name="T6"><text:line-break/>Um das Projekt beginnen zu können müssen einige Grundlagen gegeben sein. An erster Stelle wird ein Projektteam festgelegt, welches in Aufgabe zwei dieser Arbeit, näher erläutert wurde. Des Weiteren muss der Auftraggeber ein maximales Budget festlegen um einen finanziellen Rahmen zu schaffen. Im weiteren Verlauf wird die Bank ständige Kostenanalysen durchführen und die Kostenentwicklung präsentieren. Kostenvoranschläge von verschiedenen Raumgestaltern sowie Technikern, müssen eingeholt und verglichen werden.</text:span></text:p>
            <text:p text:style-name="P21"><text:span text:style-name="T6"><text:line-break/>In der Projektinitialisierung findet eine Auftragsklärung durch den Auftraggeber und die Projektleitung statt. Hierbei werden Kostenziele, Zeitziele und Sachziele formuliert. Mit diesen Daten kann ein Stakeholder seine Analyse durchführen. Dabei werden das gesamte Umfeld und die Projektmitglieder sowie andere Mitarbeiter einbezogen. Der Stakeholder beleuchtet alle negativen und positiven Seiten des Projekts unter Bezugnahme aller Einflüsse und Erwartungshaltungen, der Projektmitglieder und Mitarbeitern. Solch eine Stakeholderanalyse kann bevorstehende Konflikte herauskristallisieren, die bei der groben Planung des<text:line-break/>Projekts nicht beachtet wurden.</text:span></text:p>
            <text:p text:style-name="P21"><text:span text:style-name="T6"/></text:p>
            <text:p text:style-name="P21"><text:soft-page-break/><text:span text:style-name="T6">Die Projektplanung ist die umfassendste Phase eines Projekts. Hierbei müssen die Faktoren Zeit, Kosten und Meilensteine genauestens im Auge behalten werden, damit das Projekt reibungslos ablaufen kann. Die einzelnen Faktoren werden von Anfang an bis in das kleinste Detail durchgeplant und ständig kontrolliert. Die Teammitglieder sind dazu angehalten, Abweichungen sofort zu melden um Verzögerungen zu vermeiden.<text:line-break/></text:span></text:p>
            <text:p text:style-name="P21"><text:span text:style-name="T6">Während das Projekt bearbeitet wird, steuert die Projektleitung dieses. Durch regelmäßige Projektbegleitende Sitzungen werden die aktuellen Fortschritte präsentiert und ausgewertet. Hierbei können Konflikte oder Rückstände besprochen werden. Zielorientierte Problemlösungen müssen sofort gefunden werden, in Bezug darauf sind alle Teammitglieder mit eingebunden. Qualitäts- und Fortschrittskontrollen werden bei dieser Gelegenheit ebenfalls durchgeführt. Diese orientiert sich an den erreichten Sachzielen. Um alle diese Faktoren im Überblick zu behalten wird ein Balkenplan mit Terminüberwachung erstellt. Dieser zeigt Überschneidungen von Arbeitspaketen und zeitliche Rückstände.<text:line-break/></text:span></text:p>
            <text:p text:style-name="P21"><text:span text:style-name="T6">Zum Ende des Projekts, findet eine Abschlusssitzung statt. Hierbei sind wie zum Anfang alle Beteiligten eingeladen. Ziel der Auswertung sind Reflexion, Erfahrungsaustausch und Erfolgsmessungen. Um das Projekt erfolgreich abzuschließen, findet eine Eröffnungsfeier der Büroräume statt. </text:span></text:p>
            <text:p text:style-name="P21"/>
          </table:table-cell>
          <table:table-cell table:style-name="Table2.C1" office:value-type="string">
            <text:p text:style-name="P13"/>
          </table:table-cell>
        </table:table-row>
        <table:table-row table:style-name="Table2.1">
          <table:table-cell table:style-name="Table2.A1" office:value-type="string">
            <text:p text:style-name="P11">5.</text:p>
          </table:table-cell>
          <table:table-cell table:style-name="Table2.B1" office:value-type="string">
            <text:p text:style-name="P16">Stellen Sie dar, welche Kennzahlen Sie bezogen auf das Projekt im Rahmen der Projektkontrolle erheben und analysieren möchten. Begründen Sie, warum Sie sich gerade für diese Kennzahlen entschieden haben (ca. 2 Seiten).</text:p>
            <text:p text:style-name="P19">Kennzahlen werden im Rahmen der Projektkontrolle erhoben. Diese dienen der Überprüfung von erreichten Zielen, Kostenanalysen oder Meilensteinkontrolle.</text:p>
            <text:p text:style-name="P19"><text:line-break/>Der Projektstrukturplan gibt Aufschluss über die zu erledigenden Aufgaben des Projekts. Dieser ist in der ersten Einsendeaufgabe PRMAH01 zu sehen. Im Rahmen der Projektkontrolle wird nun überprüft, dass die Arbeitspakete terminlich voranschreiten oder ob Abweichungen zu erkennen sind. Im Vorfeld werden Termine für die Fertigstellung sowie für die Meilensteine festgelegt.<text:line-break/>In der Projektbezogenen Sitzung wird eine Zwischenbilanz der Erarbeitungen präsentiert. <text:line-break/> </text:p>
            <text:p text:style-name="P19"/>
            <text:p text:style-name="P19"/>
            <text:p text:style-name="P19"/>
            <text:p text:style-name="P19"><draw:frame draw:style-name="fr3" draw:name="graphics3" text:anchor-type="paragraph" svg:width="12.621cm" svg:height="9.433cm" draw:z-index="4"><draw:image xlink:href="Pictures/2000000700003D4600002DCFC7FD15A7.svm" xlink:type="simple" xlink:show="embed" xlink:actuate="onLoad"/></draw:frame><text:soft-page-break/></text:p>
            <text:p text:style-name="P19"/>
            <text:p text:style-name="P19"/>
            <text:p text:style-name="P19"><draw:frame draw:style-name="fr3" draw:name="graphics4" text:anchor-type="paragraph" svg:width="12.621cm" svg:height="8.565cm" draw:z-index="3"><draw:image xlink:href="Pictures/2000000700004FCB00003629F1495810.svm" xlink:type="simple" xlink:show="embed" xlink:actuate="onLoad"/></draw:frame></text:p>
            <text:p text:style-name="P21"><text:span text:style-name="T6">Die Auswertung im Diagramm ergibt, dass dieses Arbeitspaket zum Endtermin vollständig fertiggestellt werden kann. Jedoch wird der Meilenstein 2 (Kostenvoranschläge einholen)<text:line-break/>zum festgesetzten Termin nicht fertig werden, da sämtliche Angebote ausstehen. Im gesamten betrachtet, ist die nicht erbrachte Leistung des Meilensteins, kein großes Hindernis für dieses Arbeitspaket, denn am Ende ist der Meilenstein</text:span> <text:span text:style-name="T6">zeitgleich mit den anderen Aufgaben erledigt.<text:line-break/>Die Überprüfung der Arbeitspakete spielt in der Projektkontrolle eine große Rolle, denn sie verdeutlichen die Fortschritte oder Misserfolge. Anhand der Auswertungen können solche<text:line-break/></text:span><text:soft-page-break/><text:span text:style-name="T6">Missstände behoben werden um weitere Fehler oder Terminliche Verzögerungen zu vermeiden.<text:line-break/>Eine weitere Kennzahl der Projektkontrolle ist der Personelle Aufwand am Projekt. Betrachtet werden hierbei die Arbeitszeiten am Projekt, Arbeitszeiten aus dem normalen Arbeitsvertrag sowie die Arbeitszeiten der Externen Fachspezialisten sowie Urlaubs- Feiertags- und Wochenendtage.</text:span></text:p>
            <text:p text:style-name="P21"><text:span text:style-name="T6"><text:line-break/>Ich beziehe mich hier auf das oben beschriebene Arbeitspaket vom 20.06.2015- 13.07.2015. </text:span><text:line-break/></text:p>
            <text:p text:style-name="P22"><draw:frame draw:style-name="fr1" draw:name="graphics5" text:anchor-type="paragraph" svg:width="12.594cm" svg:height="16.491cm" draw:z-index="2"><draw:image xlink:href="Pictures/20000007000031330000406AE59F04D5.svm" xlink:type="simple" xlink:show="embed" xlink:actuate="onLoad"/></draw:frame><text:soft-page-break/><text:line-break/><text:span text:style-name="T7">Nach eingehender Überprüfung der einzelnen Arbeitsnachweise, zeigt sich, dass vier von sechs Teammitglieder Überstunden geleistet haben. Diese werden zusätzlich mit einem<text:line-break/>Stundenlohn von 12,50€ entlohnt. </text:span><text:line-break/></text:p>
            <text:p text:style-name="P23"/>
            <text:p text:style-name="P22"><text:span text:style-name="T7">Für die Kostenanalyse ist es von großer Bedeutung die anfallenden, zusätzlichen Personalkosten im Blick zu behalten, damit das festgesetzte Budget nicht überschritten wird.<text:line-break/>Wie man im Beispiel sieht, ist eine Mehrarbeit von jeweils vier Stunden pro Teammitglied zu zahlen, diese Kosten sind völlig legitim und können in die Kostenanalyse aufgenommen<text:line-break/>werden.</text:span></text:p>
            <text:p text:style-name="P19"/>
          </table:table-cell>
          <table:table-cell table:style-name="Table2.C1" office:value-type="string">
            <text:p text:style-name="P13"/>
          </table:table-cell>
        </table:table-row>
        <table:table-row table:style-name="Table2.1">
          <table:table-cell table:style-name="Table2.A7" office:value-type="float" office:value="6">
            <text:p text:style-name="P11">6</text:p>
          </table:table-cell>
          <table:table-cell table:style-name="Table2.B7" office:value-type="string">
            <text:p text:style-name="P16">Fassen Sie Ihre Ergebnisse zusammen und ziehen Sie Schlussfolgerungen für das Projekt (ca. 0,5 Seiten). <text:s/></text:p>
            <text:p text:style-name="P19"><text:soft-page-break/>Schlussfolgerung: Die Idee der Geschäftsführung, die Arbeitsplätze komfortabler zu gestalten ist ein großes, umfassendes Projekt. Eine ausführliche Stakeholderanalyse und eine Kostenanalyse sind für dieses Projekt von großer Bedeutung. In Anbetracht dessen, das im Projektteam Externe Fachleute engagiert sind und die Projektmitglieder zusätzliche Überstunden ableisten, müssen die Kosten im Auge behalten werden. Mit der Bank als Investor im Rücken, werden die Kosten im Rahmen gehalten. Des weiteren ist es enorm wichtig, durch die zusätzlichen Stunden, die Mitarbeiter ständig zu Motivieren und zu Unterstützen. Ein genauer Fahrplan des Projekts, hilft den Überblick nicht zu verlieren. Die Projektleitung hält diesen Plan strikt ein um Fehlern vorzubeugen. Durch die ständigen Informationsveranstaltungen bleiben die Kommunikation und der Informationsaustausch erhalten, so können Konflikte vermieden werden. </text:p>
            <text:p text:style-name="P19"/>
            <text:p text:style-name="P19">Da das Projekt sehr umfangreich ist, wird es sich über einen längeren Zeitraum hinziehen. Ein wichtiger Bestandteil, ist das Projektteam, was Hand in Hand arbeiten muss um den Zeitplan einzuhalten und steigende Kosten zu vermeiden.</text:p>
            <text:p text:style-name="P19"/>
          </table:table-cell>
          <table:table-cell table:style-name="Table2.C7" office:value-type="string">
            <text:p text:style-name="P13"/>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A.Druckcode" style:family="paragraph">
      <style:paragraph-properties fo:margin-top="1.693cm" fo:margin-bottom="0cm" style:line-height-at-least="0.459cm" fo:orphans="0" fo:widows="0" fo:hyphenation-ladder-count="no-limit" style:text-autospace="none"/>
      <style:text-properties fo:color="#000000" style:font-name="Arial" fo:font-size="11pt" fo:language="de" fo:country="DE" fo:font-weight="bold" style:font-name-asian="Times New Roman" style:font-size-asian="11pt" style:language-asian="zh" style:country-asian="CN" style:font-weight-asian="bold" style:font-name-complex="Arial" style:font-size-complex="11pt" style:language-complex="ar" style:country-complex="SA" style:font-weight-complex="bold" style:text-scale="100%"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color="#000000" style:font-name="Times New Roman" fo:font-size="12pt" style:text-underline-style="none" style:font-size-asian="12pt" style:font-name-complex="Times New Roman" style:font-size-complex="12pt" style:text-scale="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style:font-name="Times New Roman" fo:font-size="12pt" style:text-underline-style="solid" style:text-underline-width="bold" style:text-underline-color="font-color" style:font-size-asian="12pt" style:font-name-complex="Times New Roman" style:font-size-complex="12pt" style:text-scale="10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8-20T22:22:39.86</meta:creation-date>
    <dc:date>2020-09-14T23:14:11.23</dc:date>
    <meta:editing-duration>P2DT22H50M9S</meta:editing-duration>
    <meta:editing-cycles>9</meta:editing-cycles>
    <meta:generator>OpenOffice/4.2.0$Win32 OpenOffice.org_project/420m1$Build-9800</meta:generator>
    <meta:document-statistic meta:table-count="2" meta:image-count="5" meta:object-count="0" meta:page-count="10" meta:paragraph-count="72" meta:word-count="1753" meta:character-count="13690"/>
  </office:meta>
</office:document-meta>
</file>